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41cm" svg:height="0.962cm" svg:x="1.9cm" svg:y="3.2cm">
          <draw:text-box>
            <text:p>Hall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10:20:39.367000000</meta:creation-date>
    <dc:date>2016-09-24T10:21:47.811000000</dc:date>
    <meta:editing-duration>PT1M9S</meta:editing-duration>
    <meta:editing-cycles>1</meta:editing-cycles>
    <meta:document-statistic meta:object-count="1"/>
    <meta:generator>LibreOffice/5.2.1.2$Windows_x86 LibreOffice_project/31dd62db80d4e60af04904455ec9c9219178d620</meta:generator>
  </office:meta>
</office:document-meta>
</file>